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  <text:p text:style-name="P2"/>
      <text:p text:style-name="P2">{imag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Cyril PIERRE de GEYERR</meta:initial-creator>
    <meta:creation-date>2008-09-02T10:04:05</meta:creation-date>
    <dc:creator>Cyril PIERRE de GEYERR</dc:creator>
    <dc:date>2008-09-02T10:28:12</dc:date>
    <meta:editing-cycles>3</meta:editing-cycles>
    <meta:editing-duration>PT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3" meta:character-count="23"/>
  </office:meta>
</office:document-meta>
</file>